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 officeooo:paragraph-rsid="00c20b50"/>
    </style:style>
    <style:style style:name="P2" style:family="paragraph" style:parent-style-name="Standard">
      <style:text-properties officeooo:rsid="00c20b50" officeooo:paragraph-rsid="00c3bb22"/>
    </style:style>
    <style:style style:name="P3" style:family="paragraph" style:parent-style-name="Standard">
      <style:text-properties fo:font-size="18pt" officeooo:rsid="00cc22ff" officeooo:paragraph-rsid="00cc22ff"/>
    </style:style>
    <style:style style:name="P4" style:family="paragraph" style:parent-style-name="Standard">
      <style:text-properties fo:font-size="18pt" officeooo:rsid="00cc22ff" officeooo:paragraph-rsid="00ce2f17"/>
    </style:style>
    <style:style style:name="P5" style:family="paragraph" style:parent-style-name="Standard">
      <style:text-properties fo:font-size="18pt" officeooo:rsid="00ccf1e5" officeooo:paragraph-rsid="00ccf1e5"/>
    </style:style>
    <style:style style:name="P6" style:family="paragraph" style:parent-style-name="Standard">
      <style:text-properties fo:font-size="18pt" officeooo:rsid="00ccf1e5" officeooo:paragraph-rsid="00ce2f17"/>
    </style:style>
    <style:style style:name="P7" style:family="paragraph" style:parent-style-name="Standard">
      <style:text-properties fo:font-size="18pt" officeooo:rsid="00c4ee73" officeooo:paragraph-rsid="00c4ee73"/>
    </style:style>
    <style:style style:name="P8" style:family="paragraph" style:parent-style-name="Standard">
      <style:text-properties officeooo:paragraph-rsid="00c4ee73"/>
    </style:style>
    <style:style style:name="P9" style:family="paragraph" style:parent-style-name="Standard">
      <style:text-properties fo:font-size="18pt" officeooo:rsid="00cc22ff" officeooo:paragraph-rsid="00cc22ff"/>
    </style:style>
    <style:style style:name="P10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96f3d" officeooo:paragraph-rsid="0029ba73" style:font-size-asian="20pt" style:font-weight-asian="bold" style:font-size-complex="20pt" style:font-weight-complex="bold"/>
    </style:style>
    <style:style style:name="T1" style:family="text">
      <style:text-properties fo:font-size="18pt" officeooo:rsid="00cc22ff"/>
    </style:style>
    <style:style style:name="T2" style:family="text">
      <style:text-properties fo:font-size="18pt" officeooo:rsid="00cf6a75"/>
    </style:style>
    <style:style style:name="T3" style:family="text">
      <style:text-properties officeooo:rsid="00c7f395"/>
    </style:style>
    <style:style style:name="T4" style:family="text">
      <style:text-properties officeooo:rsid="00cc22ff"/>
    </style:style>
    <style:style style:name="T5" style:family="text">
      <style:text-properties officeooo:rsid="00ce2f17"/>
    </style:style>
    <style:style style:name="T6" style:family="text">
      <style:text-properties officeooo:rsid="00cf6a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tatistiques</text:p>
      <text:p text:style-name="Standard"/>
      <text:p text:style-name="P3">Moyenne</text:p>
      <text:p text:style-name="P4"><text:span text:style-name="T5">p112 : </text:span>7</text:p>
      <text:p text:style-name="P4"><text:span text:style-name="T5">p113 :</text:span> 21, 24, 25, 26</text:p>
      <text:p text:style-name="P4"><text:span text:style-name="T5">p114 :</text:span> 28, 29, 30, 32, 34, 35</text:p>
      <text:p text:style-name="P4"><text:span text:style-name="T5">p118 :</text:span> 59</text:p>
      <text:p text:style-name="P4"><text:span text:style-name="T5">p119 :</text:span> 64, 68</text:p>
      <text:p text:style-name="Standard"/>
      <text:p text:style-name="Standard"/>
      <text:p text:style-name="P3">Médiane</text:p>
      <text:p text:style-name="P8"><text:span text:style-name="T3">oral </text:span><text:span text:style-name="T6">p112</text:span><text:span text:style-name="T3"> : </text:span><text:span text:style-name="T1">8, 9 <text:s text:c="5"/></text:span><text:span text:style-name="T2">p115 :</text:span><text:span text:style-name="T1"> 43</text:span></text:p>
      <text:p text:style-name="P4"><text:span text:style-name="T5">p111 : </text:span>2, 5</text:p>
      <text:p text:style-name="P4"><text:span text:style-name="T5">p112 :</text:span> 10, 11</text:p>
      <text:p text:style-name="P4"><text:span text:style-name="T5">p114 :</text:span> 38</text:p>
      <text:p text:style-name="P4"><text:span text:style-name="T5">p115 :</text:span> 39, 40, 41</text:p>
      <text:p text:style-name="P4">p<text:span text:style-name="T5">118 :</text:span> 61</text:p>
      <text:p text:style-name="P2"/>
      <text:p text:style-name="P1"/>
      <text:p text:style-name="P3">Étendue</text:p>
      <text:p text:style-name="P6"><text:span text:style-name="T5">p112 :</text:span><text:span text:style-name="T4"> </text:span>13</text:p>
      <text:p text:style-name="P6">p<text:span text:style-name="T5">118 :</text:span> 63</text:p>
      <text:p text:style-name="P6"><text:span text:style-name="T5">p119 : </text:span>67</text:p>
      <text:p text:style-name="P7"/>
      <text:p text:style-name="P7"/>
      <text:p text:style-name="P5">Tableur</text:p>
      <text:p text:style-name="P6"><text:span text:style-name="T5">p113 : </text:span>27</text:p>
      <text:p text:style-name="P6"><text:span text:style-name="T5">p115 :</text:span> 44</text:p>
      <text:p text:style-name="P6"><text:span text:style-name="T5">p119 :</text:span> 66, 65</text:p>
      <text:p text:style-name="P5"/>
      <text:p text:style-name="P5"/>
      <text:p text:style-name="P5">Plus difficile</text:p>
      <text:p text:style-name="P5">p<text:span text:style-name="T5">120 : </text:span>72, 74, 75, 76, 77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8M43S</meta:editing-duration>
    <meta:editing-cycles>159</meta:editing-cycles>
    <meta:generator>LibreOffice/7.3.7.2$Linux_X86_64 LibreOffice_project/30$Build-2</meta:generator>
    <meta:initial-creator>Véronique et Thibaud FONTANET</meta:initial-creator>
    <dc:date>2024-09-19T23:47:16.199453277</dc:date>
    <meta:print-date>2021-01-04T09:36:06.738044778</meta:print-date>
    <meta:document-statistic meta:table-count="0" meta:image-count="0" meta:object-count="0" meta:page-count="1" meta:paragraph-count="24" meta:word-count="84" meta:character-count="307" meta:non-whitespace-character-count="242"/>
  </office:meta>
</office:document-meta>
</file>